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erAtAspectJAspect.increment( ProceedingJoinPoint pjp , TestBean bean , Objec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licitJPArgumentMatchingAtAspectJTests.test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